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language="el" fo:country="GR"/>
    </style:style>
    <style:style style:name="P2" style:family="paragraph" style:parent-style-name="Standard">
      <style:text-properties fo:language="el" fo:country="GR" officeooo:rsid="000b3388" officeooo:paragraph-rsid="000b3388"/>
    </style:style>
    <style:style style:name="P3" style:family="paragraph" style:parent-style-name="Standard">
      <style:text-properties fo:color="#000000" loext:opacity="100%" officeooo:paragraph-rsid="000b49ce"/>
    </style:style>
    <style:style style:name="P4" style:family="paragraph" style:parent-style-name="Standard">
      <style:text-properties fo:color="#000000" loext:opacity="100%" fo:language="el" fo:country="GR" officeooo:rsid="000b49ce" officeooo:paragraph-rsid="000b49ce"/>
    </style:style>
    <style:style style:name="P5" style:family="paragraph" style:parent-style-name="Standard">
      <style:text-properties fo:color="#000000" loext:opacity="100%" fo:language="el" fo:country="GR" officeooo:rsid="000b49ce" officeooo:paragraph-rsid="000c74b1"/>
    </style:style>
    <style:style style:name="P6" style:family="paragraph" style:parent-style-name="Standard">
      <style:text-properties fo:color="#000000" loext:opacity="100%" fo:language="el" fo:country="GR" officeooo:rsid="000c74b1" officeooo:paragraph-rsid="000c74b1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b49ce"/>
    </style:style>
    <style:style style:name="T3" style:family="text">
      <style:text-properties fo:language="en" fo:country="US" officeooo:rsid="000c74b1"/>
    </style:style>
    <style:style style:name="T4" style:family="text">
      <style:text-properties style:text-underline-style="solid" style:text-underline-width="auto" style:text-underline-color="font-color"/>
    </style:style>
    <style:style style:name="gr1" style:family="graphic">
      <style:graphic-properties svg:stroke-color="#000000" draw:marker-start="Arrow" draw:marker-start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/></text:p>
      <text:p text:style-name="P2"><text:span text:style-name="T4"/></text:p>
      <text:p text:style-name="P2"><text:span text:style-name="T4">Αλγόριθμος:</text:span> <text:span text:style-name="T1">BestTime2Party</text:span></text:p>
      <text:p text:style-name="P2"><text:span text:style-name="T4">Είσοδος:</text:span> <text:span text:style-name="T1">Names[], Time_of_arrival[], Time_of_departure[], N</text:span></text:p>
      <text:p text:style-name="P2"><text:span text:style-name="T4">Έξοδος:</text:span> <text:span text:style-name="T1">time</text:span></text:p>
      <text:p text:style-name="P2"><text:span text:style-name="T1"/></text:p>
      <text:p text:style-name="P3"><draw:line text:anchor-type="paragraph" draw:z-index="0" draw:name="Horizontal line 1" draw:style-name="gr1" draw:text-style-name="P7" svg:x1="0.3555in" svg:y1="0.1075in" svg:x2="0.6071in" svg:y2="0.1075in"><text:p/></draw:line><text:span text:style-name="T2">for i <text:s text:c="9"/>1 to N</text:span></text:p>
      <text:p text:style-name="P3"><text:span text:style-name="T2"><text:tab/>if Times_of_Arrival[i] = 18 </text:span></text:p>
      <text:p text:style-name="P3"><draw:line text:anchor-type="paragraph" draw:z-index="1" draw:name="Horizontal line 2" draw:style-name="gr1" draw:text-style-name="P8" svg:x1="1.5626in" svg:y1="0.1161in" svg:x2="1.8146in" svg:y2="0.1161in"><text:p/></draw:line><text:span text:style-name="T2"><text:tab/><text:tab/>M[i][1] <text:s text:c="9"/>1</text:span></text:p>
      <text:p text:style-name="P3"><text:span text:style-name="T2"><text:tab/>else<text:tab/></text:span></text:p>
      <text:p text:style-name="P3"><draw:line text:anchor-type="paragraph" draw:z-index="2" draw:name="Horizontal line 3" draw:style-name="gr1" draw:text-style-name="P8" svg:x1="1.5626in" svg:y1="0.1161in" svg:x2="1.8146in" svg:y2="0.1161in"><text:p/></draw:line><text:span text:style-name="T2"><text:tab/><text:tab/>M[i][1] <text:s text:c="9"/>0</text:span></text:p>
      <text:p text:style-name="P3"><text:span text:style-name="T2"><text:tab/>if Times_of_Arrival[i] &lt;= 19 and Times_of_departure[i] &gt;= 20</text:span></text:p>
      <text:p text:style-name="P3"><draw:line text:anchor-type="paragraph" draw:z-index="3" draw:name="Horizontal line 4" draw:style-name="gr1" draw:text-style-name="P8" svg:x1="1.5626in" svg:y1="0.1161in" svg:x2="1.8146in" svg:y2="0.1161in"><text:p/></draw:line><text:span text:style-name="T2"><text:tab/><text:tab/>M[i][1] <text:s text:c="9"/>1</text:span></text:p>
      <text:p text:style-name="P3"><text:span text:style-name="T2"><text:tab/>else<text:tab/></text:span></text:p>
      <text:p text:style-name="P3"><draw:line text:anchor-type="paragraph" draw:z-index="4" draw:name="Horizontal line 5" draw:style-name="gr1" draw:text-style-name="P8" svg:x1="1.5626in" svg:y1="0.1161in" svg:x2="1.8146in" svg:y2="0.1161in"><text:p/></draw:line><text:span text:style-name="T2"><text:tab/><text:tab/>M[i][1] <text:s text:c="9"/>0</text:span></text:p>
      <text:p text:style-name="P3"><text:span text:style-name="T2"><text:tab/>if Times_of_Arrival[i] &lt;= 20 and Times_of_departure[i] &gt;= 21</text:span></text:p>
      <text:p text:style-name="P3"><draw:line text:anchor-type="paragraph" draw:z-index="5" draw:name="Horizontal line 6" draw:style-name="gr1" draw:text-style-name="P8" svg:x1="1.5626in" svg:y1="0.1161in" svg:x2="1.8146in" svg:y2="0.1161in"><text:p/></draw:line><text:span text:style-name="T2"><text:tab/><text:tab/>M[i][1] <text:s text:c="9"/>1</text:span></text:p>
      <text:p text:style-name="P3"><text:span text:style-name="T2"><text:tab/>else<text:tab/></text:span></text:p>
      <text:p text:style-name="P3"><draw:line text:anchor-type="paragraph" draw:z-index="6" draw:name="Horizontal line 7" draw:style-name="gr1" draw:text-style-name="P8" svg:x1="1.5626in" svg:y1="0.1161in" svg:x2="1.8146in" svg:y2="0.1161in"><text:p/></draw:line><text:span text:style-name="T2"><text:tab/><text:tab/>M[i][1] <text:s text:c="9"/>0</text:span></text:p>
      <text:p text:style-name="P3"><text:span text:style-name="T2"><text:tab/>if Times_of_Arrival[i] &lt;= 21 and Times_of_departure[i] &gt;= 22</text:span></text:p>
      <text:p text:style-name="P3"><draw:line text:anchor-type="paragraph" draw:z-index="7" draw:name="Horizontal line 8" draw:style-name="gr1" draw:text-style-name="P8" svg:x1="1.5626in" svg:y1="0.1161in" svg:x2="1.8146in" svg:y2="0.1161in"><text:p/></draw:line><text:span text:style-name="T2"><text:tab/><text:tab/>M[i][1] <text:s text:c="9"/>1</text:span></text:p>
      <text:p text:style-name="P3"><text:span text:style-name="T2"><text:tab/>else<text:tab/></text:span></text:p>
      <text:p text:style-name="P3"><draw:line text:anchor-type="paragraph" draw:z-index="8" draw:name="Horizontal line 9" draw:style-name="gr1" draw:text-style-name="P8" svg:x1="1.5626in" svg:y1="0.1161in" svg:x2="1.8146in" svg:y2="0.1161in"><text:p/></draw:line><text:span text:style-name="T2"><text:tab/><text:tab/>M[i][1] <text:s text:c="9"/>0</text:span></text:p>
      <text:p text:style-name="P3"><text:span text:style-name="T2"><text:tab/>if Times_of_Arrival[i] &lt;= 22 and Times_of_departure[i] &gt;= 23</text:span></text:p>
      <text:p text:style-name="P3"><draw:line text:anchor-type="paragraph" draw:z-index="9" draw:name="Horizontal line 10" draw:style-name="gr1" draw:text-style-name="P8" svg:x1="1.5626in" svg:y1="0.1161in" svg:x2="1.8146in" svg:y2="0.1161in"><text:p/></draw:line><text:span text:style-name="T2"><text:tab/><text:tab/>M[i][1] <text:s text:c="9"/>1</text:span></text:p>
      <text:p text:style-name="P3"><text:span text:style-name="T2"><text:tab/>else<text:tab/></text:span></text:p>
      <text:p text:style-name="P3"><draw:line text:anchor-type="paragraph" draw:z-index="10" draw:name="Horizontal line 11" draw:style-name="gr1" draw:text-style-name="P8" svg:x1="1.5626in" svg:y1="0.1161in" svg:x2="1.8146in" svg:y2="0.1161in"><text:p/></draw:line><text:span text:style-name="T2"><text:tab/><text:tab/>M[i][1] <text:s text:c="9"/>0</text:span></text:p>
      <text:p text:style-name="P3"><text:span text:style-name="T2"><text:tab/>if Times_of_departure[i] = 24</text:span></text:p>
      <text:p text:style-name="P3"><draw:line text:anchor-type="paragraph" draw:z-index="11" draw:name="Horizontal line 12" draw:style-name="gr1" draw:text-style-name="P8" svg:x1="1.5626in" svg:y1="0.1161in" svg:x2="1.8146in" svg:y2="0.1161in"><text:p/></draw:line><text:span text:style-name="T2"><text:tab/><text:tab/>M[i][1] <text:s text:c="9"/>1</text:span></text:p>
      <text:p text:style-name="P3"><text:span text:style-name="T2"><text:tab/>else<text:tab/></text:span></text:p>
      <text:p text:style-name="P3"><draw:line text:anchor-type="paragraph" draw:z-index="12" draw:name="Horizontal line 13" draw:style-name="gr1" draw:text-style-name="P8" svg:x1="1.5626in" svg:y1="0.1161in" svg:x2="1.8146in" svg:y2="0.1161in"><text:p/></draw:line><text:span text:style-name="T2"><text:tab/><text:tab/>M[i][1] <text:s text:c="9"/>0</text:span></text:p>
      <text:p text:style-name="P4"><text:span text:style-name="T1"/></text:p>
      <text:p text:style-name="P4"><draw:line text:anchor-type="paragraph" draw:z-index="13" draw:name="Horizontal line 14" draw:style-name="gr1" draw:text-style-name="P7" svg:x1="0.3555in" svg:y1="0.1075in" svg:x2="0.6071in" svg:y2="0.1075in"><text:p/></draw:line><text:span text:style-name="T1">for j <text:s text:c="9"/>1 to 6</text:span></text:p>
      <text:p text:style-name="P4"><text:span text:style-name="T1"><text:tab/>Sums[j] = 0</text:span></text:p>
      <text:p text:style-name="P5"><draw:line text:anchor-type="paragraph" draw:z-index="14" draw:name="Horizontal line 15" draw:style-name="gr1" draw:text-style-name="P7" svg:x1="0.6772in" svg:y1="0.1075in" svg:x2="0.9287in" svg:y2="0.1075in"><text:p/></draw:line><text:span text:style-name="T1"><text:tab/>i <text:s text:c="11"/></text:span><text:span text:style-name="T3">0</text:span></text:p>
      <text:p text:style-name="P5"><draw:line text:anchor-type="paragraph" draw:z-index="15" draw:name="Horizontal line 16" draw:style-name="gr1" draw:text-style-name="P7" svg:x1="0.8764in" svg:y1="0.1075in" svg:x2="1.128in" svg:y2="0.1075in"><text:p/></draw:line><text:span text:style-name="T1"><text:tab/>for i <text:s text:c="10"/></text:span><text:span text:style-name="T3">1 to N</text:span></text:p>
      <text:p text:style-name="P5"><text:span text:style-name="T3"><text:tab/><text:tab/>Sums[j] = Sums[j] + M[i][j]</text:span></text:p>
      <text:p text:style-name="P5"><text:span text:style-name="T3"/></text:p>
      <text:p text:style-name="P5"><draw:line text:anchor-type="paragraph" draw:z-index="16" draw:name="Horizontal line 17" draw:style-name="gr1" draw:text-style-name="P7" svg:x1="1.0846in" svg:y1="0.1075in" svg:x2="1.3362in" svg:y2="0.1075in"><text:p/></draw:line><text:span text:style-name="T3">index_of_max <text:s text:c="11"/>0</text:span><text:span text:style-name="T1"> </text:span></text:p>
      <text:p text:style-name="P6"><draw:line text:anchor-type="paragraph" draw:z-index="17" draw:name="Horizontal line 18" draw:style-name="gr1" draw:text-style-name="P7" svg:x1="0.3555in" svg:y1="0.1075in" svg:x2="0.6071in" svg:y2="0.1075in"><text:p/></draw:line><text:span text:style-name="T1">max <text:s text:c="9"/>Sums[index_of_max]</text:span></text:p>
      <text:p text:style-name="P6"><draw:line text:anchor-type="paragraph" draw:z-index="19" draw:name="Horizontal line 20" draw:style-name="gr1" draw:text-style-name="P7" svg:x1="0.2083in" svg:y1="0.1075in" svg:x2="0.4598in" svg:y2="0.1075in"><text:p/></draw:line><text:span text:style-name="T1">i <text:s text:c="11"/>0</text:span></text:p>
      <text:p text:style-name="P5"><draw:line text:anchor-type="paragraph" draw:z-index="18" draw:name="Horizontal line 19" draw:style-name="gr1" draw:text-style-name="P7" svg:x1="0.3555in" svg:y1="0.1075in" svg:x2="0.6071in" svg:y2="0.1075in"><text:p/></draw:line><text:span text:style-name="T1">for </text:span><text:span text:style-name="T3">i</text:span><text:span text:style-name="T1"> <text:s text:c="9"/>1 to 6</text:span></text:p>
      <text:p text:style-name="P5"><text:span text:style-name="T1"><text:tab/></text:span><text:span text:style-name="T3">if max &lt; Sums[i]</text:span></text:p>
      <text:p text:style-name="P5"><text:span text:style-name="T3"><text:tab/><text:tab/>max = Sums[i]</text:span></text:p>
      <text:p text:style-name="P5"><text:span text:style-name="T3"><text:tab/><text:tab/>index_of_max = I</text:span></text:p>
      <text:p text:style-name="P6"><text:span text:style-name="T3">t</text:span><text:span text:style-name="T1">ime = index_of_max +18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l" fo:country="GR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Καραγιάννης Σωτήριος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30T20:28:38.846000000</meta:creation-date>
    <meta:generator>LibreOffice/7.2.2.2$Windows_X86_64 LibreOffice_project/02b2acce88a210515b4a5bb2e46cbfb63fe97d56</meta:generator>
    <dc:date>2021-11-30T23:53:22.993000000</dc:date>
    <meta:editing-duration>PT6M44S</meta:editing-duration>
    <meta:editing-cycles>1</meta:editing-cycles>
    <meta:document-statistic meta:table-count="0" meta:image-count="0" meta:object-count="0" meta:page-count="1" meta:paragraph-count="42" meta:word-count="131" meta:character-count="982" meta:non-whitespace-character-count="652"/>
  </office:meta>
</office:document-meta>
</file>